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no of flows</text:p>
          </table:table-cell>
          <table:table-cell office:value-type="string" calcext:value-type="string">
            <text:p>Chan 1</text:p>
          </table:table-cell>
          <table:table-cell office:value-type="string" calcext:value-type="string">
            <text:p>Chan 2</text:p>
          </table:table-cell>
          <table:table-cell office:value-type="string" calcext:value-type="string">
            <text:p>Chan 3</text:p>
          </table:table-cell>
          <table:table-cell office:value-type="string" calcext:value-type="string">
            <text:p>Chan 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.8" calcext:value-type="float">
            <text:p>12.8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4.4" calcext:value-type="float">
            <text:p>14.4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.5" calcext:value-type="float">
            <text:p>18.5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26.4" calcext:value-type="float">
            <text:p>26.4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33.2" calcext:value-type="float">
            <text:p>33.2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9.6" calcext:value-type="float">
            <text:p>49.6</text:p>
          </table:table-cell>
          <table:table-cell office:value-type="float" office:value="52.8" calcext:value-type="float">
            <text:p>52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0/00/0000</text:date>, <text:time style:data-style-name="N2" text:time-value="12:49:40.658142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11:40:24.692486670</meta:creation-date>
    <dc:date>2019-04-09T04:06:34.193764581</dc:date>
    <meta:editing-duration>P1DT12H40M21S</meta:editing-duration>
    <meta:editing-cycles>26</meta:editing-cycles>
    <meta:generator>LibreOffice/4.2.8.2$Linux_X86_64 LibreOffice_project/420m0$Build-2</meta:generator>
    <meta:document-statistic meta:table-count="1" meta:cell-count="28" meta:object-count="0"/>
  </office:meta>
</office:document-meta>
</file>